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2" style:family="paragraph" style:parent-style-name="Standard" style:list-style-name="L1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list xml:id="list1242835336290649022" text:style-name="L1">
              <text:list-item>
                <text:p text:style-name="P62">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    </text:list-item>
            </text:list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.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.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.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.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.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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</text:span><text:span text:style-name="T18">0i</text:span><text:span text:style-name="T2">=235</text:span></text:p>
            <text:p text:style-name="P57">2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</text:span><text:span text:style-name="T18">0i</text:span><text:span text:style-name="T2">=986</text:span></text:p>
            <text:p text:style-name="P57">2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</text:span><text:span text:style-name="T22">0</text:span><text:span text:style-name="T18">i</text:span> ,<text:line-break/>с<text:span text:style-name="T14">-1</text:span>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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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</text:span><text:span text:style-name="T18">0i</text:span><text:span text:style-name="T2">=235</text:span></text:p>
            <text:p text:style-name="P57">2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</text:span><text:span text:style-name="T18">0i</text:span><text:span text:style-name="T2">=986</text:span></text:p>
            <text:p text:style-name="P57">2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</text:span><text:span text:style-name="T22">0</text:span><text:span text:style-name="T18">i</text:span>, с<text:span text:style-name="T14">-1</text:span>см<text:span text:style-name="T14">-2 </text:span><text:span text:style-name="T45">,</text:span>ст, 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</text:span><text:span text:style-name="T18">i</text:span>, с<text:span text:style-name="T14">-1</text:span>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</text:span><text:span text:style-name="T19">np</text:span><text:span text:style-name="T18">i</text:span>, <text:span text:style-name="T16">с</text:span><text:span text:style-name="T14">-1</text:span><text:span text:style-name="T16"></text:span><text:span text:style-name="T45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</text:span><text:span text:style-name="T16">1</text:span></text:p>
          </table:table-cell>
          <table:table-cell table:style-name="t12.D4" office:value-type="string">
            <text:p text:style-name="P43"><text:span text:style-name="T48"></text:span><text:span text:style-name="T16">2</text:span></text:p>
          </table:table-cell>
          <table:table-cell table:style-name="t12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---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---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</text:span><text:span text:style-name="T16">1</text:span></text:p>
          </table:table-cell>
          <table:table-cell table:style-name="t13.D4" office:value-type="string">
            <text:p text:style-name="P43"><text:span text:style-name="T48"></text:span><text:span text:style-name="T16">2</text:span></text:p>
          </table:table-cell>
          <table:table-cell table:style-name="t13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---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---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</text:span><text:span text:style-name="T16">1</text:span></text:p>
          </table:table-cell>
          <table:table-cell table:style-name="t25.D4" office:value-type="string">
            <text:p text:style-name="P43"><text:span text:style-name="T48"></text:span><text:span text:style-name="T16">2</text:span></text:p>
          </table:table-cell>
          <table:table-cell table:style-name="t2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---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---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</text:span><text:span text:style-name="T16">1</text:span></text:p>
          </table:table-cell>
          <table:table-cell table:style-name="t14.D4" office:value-type="string">
            <text:p text:style-name="P43"><text:span text:style-name="T48"></text:span><text:span text:style-name="T16">2</text:span></text:p>
          </table:table-cell>
          <table:table-cell table:style-name="t14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---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---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</text:span><text:span text:style-name="T16">1</text:span></text:p>
          </table:table-cell>
          <table:table-cell table:style-name="t15.D4" office:value-type="string">
            <text:p text:style-name="P43"><text:span text:style-name="T48"></text:span><text:span text:style-name="T16">2</text:span></text:p>
          </table:table-cell>
          <table:table-cell table:style-name="t15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---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---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</text:span><text:span text:style-name="T16">1</text:span></text:p>
          </table:table-cell>
          <table:table-cell table:style-name="t26.D4" office:value-type="string">
            <text:p text:style-name="P43"><text:span text:style-name="T48"></text:span><text:span text:style-name="T16">2</text:span></text:p>
          </table:table-cell>
          <table:table-cell table:style-name="t26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---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---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</text:span><text:span text:style-name="T16">1</text:span></text:p>
          </table:table-cell>
          <table:table-cell table:style-name="t20.D4" office:value-type="string">
            <text:p text:style-name="P43"><text:span text:style-name="T48"></text:span><text:span text:style-name="T16">2</text:span></text:p>
          </table:table-cell>
          <table:table-cell table:style-name="t20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---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---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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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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</text:span><text:span text:style-name="T16">1</text:span></text:p>
          </table:table-cell>
          <table:table-cell table:style-name="t21.D4" office:value-type="string">
            <text:p text:style-name="P43"><text:span text:style-name="T48"></text:span><text:span text:style-name="T16">2</text:span></text:p>
          </table:table-cell>
          <table:table-cell table:style-name="t21.D4" office:value-type="string">
            <text:p text:style-name="P43"><text:span text:style-name="T48">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---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---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.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3:36:18.84</dc:date>
    <meta:editing-duration>P3DT7H51M50S</meta:editing-duration>
    <meta:editing-cycles>318</meta:editing-cycles>
    <meta:generator>OpenOffice/4.1.6$Win32 OpenOffice.org_project/416m1$Build-9790</meta:generator>
    <meta:print-date>2020-06-30T13:14:39.23</meta:print-date>
    <meta:document-statistic meta:table-count="40" meta:image-count="0" meta:object-count="0" meta:page-count="11" meta:paragraph-count="1927" meta:word-count="3438" meta:character-count="22079"/>
  </office:meta>
</office:document-meta>
</file>